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9aa"/>
    </style:style>
    <style:style style:name="P2" style:family="paragraph" style:parent-style-name="Standard">
      <style:text-properties officeooo:rsid="0015b941" officeooo:paragraph-rsid="0015b941"/>
    </style:style>
    <style:style style:name="P3" style:family="paragraph" style:parent-style-name="Standard" style:list-style-name="L1">
      <style:text-properties officeooo:rsid="0015b941" officeooo:paragraph-rsid="0015b941"/>
    </style:style>
    <style:style style:name="P4" style:family="paragraph" style:parent-style-name="Standard" style:list-style-name="L2">
      <style:text-properties officeooo:rsid="0015b941" officeooo:paragraph-rsid="0015b9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list xml:id="list2181817108" text:style-name="L1">
        <text:list-item>
          <text:p text:style-name="P3">Partie Linux</text:p>
        </text:list-item>
      </text:list>
      <text:p text:style-name="P1">/home/nicolas/vivado/vivado/FPGA_xilinx/vivado2019_2/workspace/design_1_wrapper_corona2/export/design_1_wrapper_corona2/sw/design_1_wrapper_corona2/boot/fsbl.elf</text:p>
      <text:p text:style-name="Standard">/home/nicolas/vivado/vivado/FPGA_xilinx/vivado2019_2/workspace/dsfyoyo/Debug/dsfyoyo.elf</text:p>
      <text:p text:style-name="Standard">/home/nicolas/vivado/vivado/FPGA_xilinx/vivado2019_2/workspace/design_1_wrapper_corona2/bitstream/design_1_wrapper_corona2.bit</text:p>
      <text:p text:style-name="Standard"/>
      <text:p text:style-name="Standard">creer bootgen depuis xilinx</text:p>
      <text:p text:style-name="Standard">https://www.xilinx.com/support/documentation/sw_manuals/xilinx2019_2/ug1283-bootgen-user-guide.pdf</text:p>
      <text:p text:style-name="Standard"/>
      <text:p text:style-name="Standard">**************liens************************************</text:p>
      <text:p text:style-name="Standard">https://blog.mbedded.ninja/programming/embedded-linux/zynq/building-linux-for-the-zynq-zc702-eval-kit-using-yocto/#&amp;gid=1&amp;pid=1</text:p>
      <text:p text:style-name="Standard">https://www.yoctoproject.org/docs/2.4/dev-manual/dev-manual.html</text:p>
      <text:p text:style-name="Standard"/>
      <text:p text:style-name="Standard"/>
      <text:p text:style-name="Standard"/>
      <text:p text:style-name="Standard">*****************************************format carte sd :</text:p>
      <text:p text:style-name="Standard">sudo dd if=/dev/zero of=/dev/mmcblk0 of=/dev/</text:p>
      <text:p text:style-name="Standard"/>
      <text:p text:style-name="Standard">*****************************************configurer les partitions :</text:p>
      <text:p text:style-name="Standard">sudo fdisk /dev/mmcblk0 </text:p>
      <text:p text:style-name="Standard"/>
      <text:p text:style-name="Standard">Command (m for help): n </text:p>
      <text:p text:style-name="Standard">Partition type: p primary (0 primary, 0 extended, 4 free) e extended Select (default p): p </text:p>
      <text:p text:style-name="Standard">Partition number (1-4, default 1): 1 </text:p>
      <text:p text:style-name="Standard">First sector (2048-15759359, default 2048): Using default value 2048 </text:p>
      <text:p text:style-name="Standard">Last sector, +sectors or +size{K,M,G} (2048-15759359, default 15759359): +200M </text:p>
      <text:p text:style-name="Standard"/>
      <text:p text:style-name="Standard">Command (m for help): n </text:p>
      <text:p text:style-name="Standard">Partition type: p primary (1 primary, 0 extended, 3 free) e extended Select (default p): p </text:p>
      <text:p text:style-name="Standard">Partition number (1-4, default 2): 2 </text:p>
      <text:p text:style-name="Standard">First sector (411648-15759359, default 411648): Using default value 411648 </text:p>
      <text:p text:style-name="Standard">Last sector, +sectors or +size{K,M,G} (411648-15759359, </text:p>
      <text:p text:style-name="Standard">default 15759359): Using default value 15759359</text:p>
      <text:p text:style-name="Standard"/>
      <text:p text:style-name="Standard"/>
      <text:p text:style-name="Standard">Command (m for help): a</text:p>
      <text:p text:style-name="Standard">Partition number (1-4): 1</text:p>
      <text:p text:style-name="Standard"><text:s text:c="4"/></text:p>
      <text:p text:style-name="Standard">Command (m for help): t</text:p>
      <text:p text:style-name="Standard">Partition number (1-4): 1</text:p>
      <text:p text:style-name="Standard">Hex code (type L to list codes): c</text:p>
      <text:p text:style-name="Standard">Changed system type of partition 1 to c (W95 FAT32 (LBA))</text:p>
      <text:p text:style-name="Standard"><text:s text:c="4"/></text:p>
      <text:p text:style-name="Standard">Command (m for help): t</text:p>
      <text:p text:style-name="Standard">Partition number (1-4): 2</text:p>
      <text:p text:style-name="Standard">Hex code (type L to list codes): 83</text:p>
      <text:p text:style-name="Standard"/>
      <text:p text:style-name="Standard"><text:soft-page-break/>Commande (m pour l'aide) : p</text:p>
      <text:p text:style-name="Standard">Disque /dev/mmcblk0 : 7,4 GiB, 7948206080 octets, 15523840 secteurs</text:p>
      <text:p text:style-name="Standard">Unités : secteur de 1 × 512 = 512 octets</text:p>
      <text:p text:style-name="Standard">Taille de secteur (logique / physique) : 512 octets / 512 octets</text:p>
      <text:p text:style-name="Standard">taille d'E/S (minimale / optimale) : 512 octets / 512 octets</text:p>
      <text:p text:style-name="Standard">Type d'étiquette de disque : dos</text:p>
      <text:p text:style-name="Standard">Identifiant de disque : 0xca4a050b</text:p>
      <text:p text:style-name="Standard"/>
      <text:p text:style-name="Standard">Périphérique <text:s text:c="2"/>Amorçage <text:s/>Début <text:s text:c="5"/>Fin Secteurs Taille Id Type</text:p>
      <text:p text:style-name="Standard">/dev/mmcblk0p1 * <text:s text:c="9"/>2048 <text:s text:c="2"/>411647 <text:s text:c="2"/>409600 <text:s text:c="2"/>200M <text:s/>c W95 FAT32 (LBA)</text:p>
      <text:p text:style-name="Standard">/dev/mmcblk0p2 <text:s text:c="9"/>411648 15523839 15112192 <text:s text:c="2"/>7,2G 83 Linux</text:p>
      <text:p text:style-name="Standard"/>
      <text:p text:style-name="Standard"/>
      <text:p text:style-name="Standard">Command (m for help): w</text:p>
      <text:p text:style-name="Standard"/>
      <text:p text:style-name="Standard"/>
      <text:p text:style-name="Standard">***************************** <text:s/>creer les sytemes de fichiers</text:p>
      <text:p text:style-name="Standard">sudo mkfs.vfat -F 32 -n boot /dev/mmcblk0p1</text:p>
      <text:p text:style-name="Standard">sudo mkfs.ext4 -L root /dev/mmcblk0p2</text:p>
      <text:p text:style-name="Standard"/>
      <text:p text:style-name="Standard">****************************** rajouter des trucs linux</text:p>
      <text:p text:style-name="Standard"/>
      <text:p text:style-name="Standard">dans local.conf ajouter le truc </text:p>
      <text:p text:style-name="Standard">source oe-init-build-env</text:p>
      <text:p text:style-name="Standard"/>
      <text:p text:style-name="Standard">dégager ce qu'il y a dans la carte sd root</text:p>
      <text:p text:style-name="Standard">sudo rm -r /media/nicolas/root/ </text:p>
      <text:p text:style-name="Standard"/>
      <text:p text:style-name="Standard">****************** <text:s/>mettre le nouveau file system</text:p>
      <text:p text:style-name="Standard"/>
      <text:p text:style-name="Standard">sudo tar x -C /media/nicolas/root/ -f core-image-minimal-zybo-zynq7.tar.gz </text:p>
      <text:p text:style-name="Standard">sudo tar x -C /mnt/mmcblk0p2/ -f core-image-minimal-zybo-zynq7.tar.gz </text:p>
      <text:p text:style-name="Standard"/>
      <text:p text:style-name="Standard"/>
      <text:p text:style-name="Standard">copier le contenu du répertoire dans la partition boot</text:p>
      <text:p text:style-name="Standard">cp * /media/nicolas/boot/</text:p>
      <text:p text:style-name="Standard">sudo mount /dev/mmcblk0p2 /mnt/mmcblk0p2</text:p>
      <text:p text:style-name="Standard"/>
      <text:p text:style-name="Standard"/>
      <text:p text:style-name="Standard">**************compiler</text:p>
      <text:p text:style-name="Standard">~/poky/meta-xilinx$ cd ..</text:p>
      <text:p text:style-name="Standard">~/poky$ source oe-init-build-env</text:p>
      <text:p text:style-name="Standard">bitbake-layers add-layer "$HOME/poky/meta-xilinx"</text:p>
      <text:p text:style-name="Standard">rajouter MACHINE ?= "zybo-zynq7" dans local.conf</text:p>
      <text:p text:style-name="Standard">bitbake-layers add-layer "$HOME/yocto/poky/meta-xilinx"</text:p>
      <text:p text:style-name="Standard"/>
      <text:p text:style-name="Standard"/>
      <text:p text:style-name="Standard">**************generation du boot.bin avec le bitstream</text:p>
      <text:p text:style-name="Standard">//arch = zynq; split = false; format = BIN</text:p>
      <text:p text:style-name="Standard">the_ROM_image:</text:p>
      <text:p text:style-name="Standard">{</text:p>
      <text:p text:style-name="Standard"><text:soft-page-break/><text:tab/>[bootloader]/home/nicolas/vivado/vivado/FPGA_xilinx/vivado2019_2/workspace/dsfyoyo/Debug/dsfyoyo.elf</text:p>
      <text:p text:style-name="Standard"><text:tab/>/home/nicolas/vivado/vivado/FPGA_xilinx/vivado2019_2/workspace/dsfyoyo/_ide/bitstream/design_1_wrapper_corona2.bit</text:p>
      <text:p text:style-name="Standard"><text:tab/>/home/nicolas/yocto/poky/build/tmp/deploy/images/zybo-zynq7/u-boot.elf</text:p>
      <text:p text:style-name="Standard"><text:tab/>/home/nicolas/yocto/poky/build/tmp/deploy/images/zybo-zynq7/u-boot-zybo-zynq7.elf</text:p>
      <text:p text:style-name="Standard">}</text:p>
      <text:p text:style-name="Standard"/>
      <text:p text:style-name="Standard"/>
      <text:p text:style-name="Standard"/>
      <text:p text:style-name="Standard">cp *.bin /mnt/mmcblk0p1</text:p>
      <text:p text:style-name="Standard">cp *.img /mnt/mmcblk0p1</text:p>
      <text:p text:style-name="Standard">cp *.dtb /mnt/mmcblk0p1</text:p>
      <text:p text:style-name="Standard">cp *.elf /mnt/mmcblk0p1</text:p>
      <text:p text:style-name="Standard">cp *.u-boot /mnt/mmcblk0p1</text:p>
      <text:p text:style-name="Standard"/>
      <text:p text:style-name="Standard"><text:s/>bitbake -c menuconfig virtual/kernel</text:p>
      <text:p text:style-name="Standard"/>
      <text:p text:style-name="Standard"/>
      <text:p text:style-name="Standard"/>
      <text:p text:style-name="Standard"/>
      <text:p text:style-name="Standard"/>
      <text:list xml:id="list1399826929" text:style-name="L2">
        <text:list-item>
          <text:p text:style-name="P4">Partie FPGA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4:30:18.320426198</meta:creation-date>
    <dc:date>2020-05-23T14:32:52.861174723</dc:date>
    <meta:editing-duration>PT2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3" meta:word-count="409" meta:character-count="3931" meta:non-whitespace-character-count="3538"/>
  </office:meta>
</office:document-meta>
</file>